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Heading_20_2">
      <style:paragraph-properties fo:line-height="115%" fo:text-align="justify" style:justify-single-word="false" fo:break-before="auto" fo:break-after="auto" style:writing-mode="lr-tb"/>
    </style:style>
    <style:style style:name="P4" style:family="paragraph" style:parent-style-name="Title" style:master-page-name="Standard">
      <style:paragraph-properties fo:line-height="115%" fo:text-align="justify" style:justify-single-word="false"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r6nm87ww8ax9"/>Relacja z My Little Konwent 2015</text:p>
      <text:p text:style-name="P2"/>
      <text:p text:style-name="P2">MLK to coroczny konwent dla bronies i pegasis, odbywający się w różnych zakątkach Polski. W tym roku padło na miasto Żywiec w województwie śląskim. Poprzednie edycje miały miejsce w Krakowie i Bytomiu, więc jak widać wszystko kręci się w tej samej okolicy. Wydarzenie ma charakter międzynarodowy, a wokół niego narosło wiele kontrowersji, dotyczących lokalizacji, składu organizatorskiego oraz daty imprezy, jeszcze parę miesięcy przed nim samym. </text:p>
      <text:p text:style-name="P2">Mimo wszystko w dniach 24-26 lipca w gimnazjum przy ulicy Dworcowej pojawiło się około 250 miłośników serialu MLP, w tym całkiem sporo osób z innych państw, takich jak Wielka Brytania i Niemcy. Nie sposób nie wspomnieć o gościach specjalnych, którymi w tym roku byli Elile Monty, ShadyVox, JanAnimationStudios oraz jedyny Polak w tym zestawieniu, czyli Gamermac (nad tym, czy Radek jest godny nazwania gościem specjalnym, czy nie jest, nie będziemy się rozwodzić).</text:p>
      <text:p text:style-name="P2"/>
      <text:h text:style-name="P3" text:outline-level="10"><text:bookmark text:name="h.xbmq2z9psrxa"/>Cahan</text:h>
      <text:p text:style-name="P1"/>
      <text:p text:style-name="P2">Do Żywca z Wrocławia miałam kawał drogi i ponad pięciogodzinną podróż z przesiadką w Katowicach. Wiąże się to z tym, że na MLK siłą rzeczy dotarłam dość zmęczona, ale akredytacja szybko postawiła mnie na nogi, jako że widok helpera-Cygnusa był jednym z bardziej szokujących w moim życiu, ponieważ nasz drogi Łabundź wcześniej cały czas mówił, że na konwent nie jedzie, a tu taka miła niespodzianka.</text:p>
      <text:p text:style-name="P2">Akredytacja przebiegła szybko i sprawnie (dzięki, Cyg), jednak już tu pojawił się pewien zgrzyt odnośnie organizacji konwentu, ponieważ w piątek nie było na miejscu gadżetów przysługujących z tytułu posiadania wejściówki innej niż podstawowa. No cóż, na drugi dzień przyjechały, więc w sumie problemu nie ma. Powiem jeszcze coś o identyfikatorze, na którym grafika była raczej brzydka (stawiam, że rysował Gamermac), ale za to mam kolejną smycz i to w moim ulubionym kolorze, czyli zielonym.</text:p>
      <text:p text:style-name="P2">Jeśli chodzi o sam budynek, w którym odbywał się konwent, to miał 3 piętra, gdzie na najwyższym znajdowały się liczne sleeproomy. Mi się trafił taki, w którym okna się otwierały i gdzie chyba nocowali wszyscy anglo- i niemieckojęzyczni. Od razu ponarzekam, że Niemcy strasznie hałasowali po nocach, zaś Anglicy szybko nauczyli się paru ciekawych polskich zwrotów (ciekawe czy znali ich znaczenie). Ogółem zakwaterowanie złe nie było, szczególnie że woda w łazience leciała może i zimna, ale znośna.</text:p>
      <text:p text:style-name="P2">Pierwszy dzień spędziłam w sali Rarity (artroom), gdzie sobie pobazgrałam i posłuchałam paru całkiem fajnych prelekcji, z których większość prowadziła Lifyen, zaś warsztatami o cosplay’u zajęła się Eljonek. Nauczyłam <text:s/>się robić kucykowe uszy z pianki Eva oraz już wiem, jak zrobić sztuczne cycki. Ogółem czuję jeszcze większy szacunek do cosplay’erów, jako że ja takiej cierpliwości i takich umiejętności jak oni nie posiadam. Jednak jakoś nie czuję, bym się w to chciała bawić. Tego dnia odbyła się też prelekcja Samira nosząca enigmatyczny tytuł „Samira i Sparkplug podróż przez bohatera”. Jak się okazało, nie był to panel o jedzeniu, sekcji zwłok ani nawet o tym, co tygryski lubią najbardziej, lecz o motywie podróży w powieściach i filmach. </text:p>
      <text:p text:style-name="P2">Sobotę rozpoczęłam od kolejnej prelekcji Lifyen (nie wiem, czym one różniły się między sobą, tak właściwie). Następnie zawitałam na panel o komiksach MLP, gdzie wywiązała się całkiem fajna dyskusja, choć słabo zrobiona prezentacja multimedialna nieco drażniła. <text:soft-page-break/>Następnie rozmawiałam z jakimś chłopakiem z Wrocławia (nie pamiętam, jak się nazywał, ale gadało się fajnie). Później przyszło mi słuchać dyskusji „Jak kucyki zmieniły twoje życie”. Cóż, nie było tak bekowo, jak się spodziewałam, bo to, że ludzie zdobywają przez fandomy nowe znajomości albo zaczynają tworzyć jest dosyć normalne. Wychodzi więc na to, iż kolorowe salcesony mają jednak pozytywny wpływ na dorosłych facetów. </text:p>
      <text:p text:style-name="P2">W międzyczasie odebrałam resztę moich gadżetów, czyli kubek, przypinkę i niespodziankę, którą okazała się wata cukrowa (mniam!). Koszulki nie dostałam, bo nie podałam rozmiaru, przyjdzie mi pisać w tej sprawie do organizatorów. Jedna rzecz się rzuca w oczy: grafiki są słabej jakości. Kiepskie arty i do tego niewyraźne. Mimo wszystko przypinka nawet nie wygląda źle, zaś kubek i tak jest całkiem fajnym narzędziem do picia herbaty. T-shirty zaś widziałam i powiem, że wyglądają źle. </text:p>
      <text:p text:style-name="P2">Wracając do relacji, następnie gadałam na różne tematy z Sunem i jakimś chłopakiem. Potem zaś skierowałam się na panel z JanAnimations, a następnie na ten z Eile Monty i ShadyVoxem. Tłumacz tłumaczył słabo, ale mnie to akurat mało obchodziło, gdyż wystarczająco dobrze znam angielski. Ogółem było fajnie i nawet widzieliśmy premierę jednego kawałka twórczości Eile. Później obserwowałam przebieg aukcji charytatywnej, gdzie dziwiłam się, na co i ile ludzie są w stanie wydać kasy.</text:p>
      <text:p text:style-name="P2">Trzeci dzień spędziłam w sali Rarity, gdzie najpierw oglądałam razem z resztą After Ever High (czy jakoś tak), które w sumie nie jest aż taką złą bajką, jakby się mogło niektórym wydawać. Następnie odbywały się zajęcia z rysowania realistycznych smoków, które mniej więcej w połowie musiałam niestety z żalem opuścić. W każdym razie, dalej nie umiem rysować, ale jest lepiej, zaś prowadząca naprawdę spisała się na medal.</text:p>
      <text:p text:style-name="P2">I tu już w zasadzie koniec. No cóż, spotkałam i poznałam parę osób (jeśli kogoś nie wymieniłam, to niech się nie obraża), porysowałam, bawiłam się świetnie i ani trochę nie żałuję, że na MLK pojechałam. Na minus co prawda mała ilość sprzedawców oraz prelekcji, jednak i tak było warto, zaś konwent oceniam wyżej od <office:annotation><dc:date>0000-00-00T00:00:00</dc:date><text:p text:style-name="P5"><text:span text:style-name="T1">Tornado przeszło</text:span></text:p></office:annotation>Vistuli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31T23:08:41.411000000</dc:date>
    <meta:editing-duration>PT10M31S</meta:editing-duration>
    <meta:document-statistic meta:table-count="0" meta:image-count="0" meta:object-count="0" meta:page-count="2" meta:paragraph-count="13" meta:word-count="843" meta:character-count="5478" meta:non-whitespace-character-count="4643"/>
  </office:meta>
</office:document-meta>
</file>